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officeooo:rsid="0015b591" officeooo:paragraph-rsid="0015b591" style:font-size-asian="12pt" style:font-size-complex="12pt"/>
    </style:style>
    <style:style style:name="P2" style:family="paragraph" style:parent-style-name="Standard">
      <style:text-properties fo:font-size="12pt" officeooo:rsid="00181a05" officeooo:paragraph-rsid="00181a05" style:font-size-asian="12pt" style:font-size-complex="12pt"/>
    </style:style>
    <style:style style:name="P3" style:family="paragraph" style:parent-style-name="Standard">
      <style:text-properties fo:font-size="12pt" officeooo:rsid="00181a05" officeooo:paragraph-rsid="0019f9f0" style:font-size-asian="12pt" style:font-size-complex="12pt"/>
    </style:style>
    <style:style style:name="P4" style:family="paragraph" style:parent-style-name="Standard">
      <style:text-properties fo:font-size="12pt" officeooo:rsid="00181a05" officeooo:paragraph-rsid="002a562b" style:font-size-asian="12pt" style:font-size-complex="12pt"/>
    </style:style>
    <style:style style:name="P5" style:family="paragraph" style:parent-style-name="Standard">
      <style:text-properties fo:font-size="12pt" officeooo:rsid="0019f9f0" officeooo:paragraph-rsid="0019f9f0" style:font-size-asian="12pt" style:font-size-complex="12pt"/>
    </style:style>
    <style:style style:name="P6" style:family="paragraph" style:parent-style-name="Standard">
      <style:text-properties fo:font-size="12pt" officeooo:rsid="0019f9f0" officeooo:paragraph-rsid="00204611" style:font-size-asian="12pt" style:font-size-complex="12pt"/>
    </style:style>
    <style:style style:name="P7" style:family="paragraph" style:parent-style-name="Standard">
      <style:text-properties fo:font-size="12pt" officeooo:rsid="0019f9f0" officeooo:paragraph-rsid="00206ff8" style:font-size-asian="12pt" style:font-size-complex="12pt"/>
    </style:style>
    <style:style style:name="P8" style:family="paragraph" style:parent-style-name="Standard">
      <style:text-properties fo:font-size="12pt" officeooo:rsid="0021cd8d" officeooo:paragraph-rsid="0021cd8d" style:font-size-asian="12pt" style:font-size-complex="12pt"/>
    </style:style>
    <style:style style:name="P9" style:family="paragraph" style:parent-style-name="Standard">
      <style:text-properties fo:font-size="12pt" officeooo:rsid="0018c85f" officeooo:paragraph-rsid="0019f9f0" style:font-size-asian="12pt" style:font-size-complex="12pt"/>
    </style:style>
    <style:style style:name="P10" style:family="paragraph" style:parent-style-name="Standard">
      <style:text-properties fo:font-size="12pt" officeooo:rsid="0027ba94" officeooo:paragraph-rsid="0027ba94" style:font-size-asian="12pt" style:font-size-complex="12pt"/>
    </style:style>
    <style:style style:name="P11" style:family="paragraph" style:parent-style-name="Standard">
      <style:text-properties fo:font-size="12pt" officeooo:rsid="002d5a9f" officeooo:paragraph-rsid="002d5a9f" style:font-size-asian="12pt" style:font-size-complex="12pt"/>
    </style:style>
    <style:style style:name="P12" style:family="paragraph" style:parent-style-name="Standard">
      <style:text-properties officeooo:paragraph-rsid="00249965"/>
    </style:style>
    <style:style style:name="P13" style:family="paragraph" style:parent-style-name="Standard">
      <style:text-properties officeooo:rsid="0025a399" officeooo:paragraph-rsid="0025a399"/>
    </style:style>
    <style:style style:name="P14" style:family="paragraph" style:parent-style-name="Standard">
      <style:text-properties officeooo:rsid="0027ba94" officeooo:paragraph-rsid="0027ba94"/>
    </style:style>
    <style:style style:name="P15" style:family="paragraph" style:parent-style-name="Standard">
      <style:text-properties officeooo:rsid="002a562b" officeooo:paragraph-rsid="002a562b"/>
    </style:style>
    <style:style style:name="P16" style:family="paragraph" style:parent-style-name="Standard">
      <style:text-properties fo:color="#000000" fo:font-size="12pt" officeooo:rsid="00298d6c" officeooo:paragraph-rsid="0027ba94" style:font-size-asian="12pt" style:font-size-complex="12pt"/>
    </style:style>
    <style:style style:name="P17" style:family="paragraph" style:parent-style-name="Standard">
      <style:text-properties fo:color="#000000" fo:font-size="12pt" officeooo:rsid="002a562b" officeooo:paragraph-rsid="002a562b" style:font-size-asian="12pt" style:font-size-complex="12pt"/>
    </style:style>
    <style:style style:name="P18" style:family="paragraph" style:parent-style-name="Standard">
      <style:text-properties fo:color="#000000" fo:font-size="12pt" officeooo:rsid="002c2fa1" officeooo:paragraph-rsid="002c2fa1" style:font-size-asian="12pt" style:font-size-complex="12pt"/>
    </style:style>
    <style:style style:name="T1" style:family="text">
      <style:text-properties officeooo:rsid="0016b5bd"/>
    </style:style>
    <style:style style:name="T2" style:family="text">
      <style:text-properties officeooo:rsid="0018c85f"/>
    </style:style>
    <style:style style:name="T3" style:family="text">
      <style:text-properties fo:font-size="12pt" style:font-size-asian="12pt" style:font-size-complex="12pt"/>
    </style:style>
    <style:style style:name="T4" style:family="text">
      <style:text-properties fo:font-size="12pt" officeooo:rsid="0021cd8d" style:font-size-asian="12pt" style:font-size-complex="12pt"/>
    </style:style>
    <style:style style:name="T5" style:family="text">
      <style:text-properties fo:font-size="12pt" officeooo:rsid="00249965" style:font-size-asian="12pt" style:font-size-complex="12pt"/>
    </style:style>
    <style:style style:name="T6" style:family="text">
      <style:text-properties fo:font-size="12pt" officeooo:rsid="0025a399" style:font-size-asian="12pt" style:font-size-complex="12pt"/>
    </style:style>
    <style:style style:name="T7" style:family="text">
      <style:text-properties officeooo:rsid="001b4b83"/>
    </style:style>
    <style:style style:name="T8" style:family="text">
      <style:text-properties officeooo:rsid="001c01be"/>
    </style:style>
    <style:style style:name="T9" style:family="text">
      <style:text-properties officeooo:rsid="00204611"/>
    </style:style>
    <style:style style:name="T10" style:family="text">
      <style:text-properties officeooo:rsid="00206ff8"/>
    </style:style>
    <style:style style:name="T11" style:family="text">
      <style:text-properties officeooo:rsid="0022ca13"/>
    </style:style>
    <style:style style:name="T12" style:family="text">
      <style:text-properties fo:color="#ce181e"/>
    </style:style>
    <style:style style:name="T13" style:family="text">
      <style:text-properties fo:color="#ce181e" officeooo:rsid="0022ca13"/>
    </style:style>
    <style:style style:name="T14" style:family="text">
      <style:text-properties fo:color="#ce181e" fo:font-size="12pt" style:font-size-asian="12pt" style:font-size-complex="12pt"/>
    </style:style>
    <style:style style:name="T15" style:family="text">
      <style:text-properties fo:color="#ce181e" officeooo:rsid="002dbe99"/>
    </style:style>
    <style:style style:name="T16" style:family="text">
      <style:text-properties officeooo:rsid="0026744f"/>
    </style:style>
    <style:style style:name="T17" style:family="text">
      <style:text-properties officeooo:rsid="0027ba94"/>
    </style:style>
    <style:style style:name="T18" style:family="text">
      <style:text-properties fo:color="#000000" fo:font-size="12pt" style:font-size-asian="12pt" style:font-size-complex="12pt"/>
    </style:style>
    <style:style style:name="T19" style:family="text">
      <style:text-properties fo:color="#000000" fo:font-size="12pt" officeooo:rsid="00298d6c" style:font-size-asian="12pt" style:font-size-complex="12pt"/>
    </style:style>
    <style:style style:name="T20" style:family="text">
      <style:text-properties fo:color="#000000" fo:font-size="12pt" officeooo:rsid="002c2fa1" style:font-size-asian="12pt" style:font-size-complex="12pt"/>
    </style:style>
    <style:style style:name="T21" style:family="text">
      <style:text-properties officeooo:rsid="002d5a9f"/>
    </style:style>
    <style:style style:name="T22" style:family="text">
      <style:text-properties officeooo:rsid="002dbe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21-0<text:span text:style-name="T21">8</text:span>-2019:</text:p>
      <text:p text:style-name="P1"/>
      <text:p text:style-name="P1">Results after restructuring the NeuLAND Translator and reviewing the validation code for producing the neutron separation matrices.</text:p>
      <text:p text:style-name="P1"/>
      <text:p text:style-name="P1">We have the 6002 network: Elena Hoemanns DNN, which uses 3000 (E,t) pairs (one for each scintillator) ans total Edep &amp; #clusters as inputs. It uses 2 hidden layers of 9000 ans 1200 neurons with relu activation function and 5 output neurons for multiplicity classification with softmax activation function.</text:p>
      <text:p text:style-name="P1"/>
      <text:p text:style-name="P1">The 12004 network is identical, but it adds the horizontal (Tdiff) position coordinate and the beta-scorer from the scoring+ method as inputs per scintillator. It also adds the total <text:span text:style-name="T1">score of all clusters and the total score of all signals as inputs.</text:span></text:p>
      <text:p text:style-name="P1"/>
      <text:p text:style-name="P2">The labelling procedure of the NeuLAND signals turns out to be quite an issue. This involves the question which signals are primary hits and which ones are not, based on the MC data. There are many ways to do this. The labelling involves two steps:</text:p>
      <text:p text:style-name="P2">1) Find the MC primary interaction points among all MC points in the simulation.</text:p>
      <text:p text:style-name="P2"><text:tab/>a) Jan Mayer stores the primary neutron track endpoints during simulation runtime. In order <text:tab/>to identify a track, the code selects a track with </text:p>
      <text:p text:style-name="P2"><text:tab/><text:tab/>- MotherID = -1</text:p>
      <text:p text:style-name="P2"><text:tab/><text:tab/>- Particle PDG = 2112 (neutron)</text:p>
      <text:p text:style-name="P2"><text:tab/><text:tab/>- Track endpoint is in a NeuLAND volume (scintillator, tape or foil)</text:p>
      <text:p text:style-name="P2"><text:tab/>This poses the issue of a primary neutron knocking out a proton and then continuing on its <text:tab/>way. Dmytro Kresan explained that in such events the simulation does NOT change its <text:tab/>trackID. Hence, the primary neutron interaction point will not be the endpoint of the neutron <text:tab/>track. <text:span text:style-name="T12">Is this an error?</text:span> I will have to ask Jan.</text:p>
      <text:p text:style-name="P2"/>
      <text:p text:style-name="P2"><text:tab/>b) <text:span text:style-name="T2">Take the track starting points of all strictly secondary tracks and use the starting point of <text:tab/>the min TOF </text:span><text:bookmark-start text:name="__DdeLink__3_4213388249"/><text:span text:style-name="T2">(MC values, so perfect resolution) </text:span><text:bookmark-end text:name="__DdeLink__3_4213388249"/><text:span text:style-name="T2">as the primary interaction point. This will <text:tab/>solve proton scatterings like described in a), but not elastic scatterings of the neutron where <text:tab/>no new track is generated.</text:span></text:p>
      <text:p text:style-name="P2"><text:tab/></text:p>
      <text:p text:style-name="P9"><text:tab/>c) Take all MC points in NeuLAND, trace them back to their primary neutron track and take <text:tab/>the min. TOF point (MC values, so perfect resolution) of all points tracing back to that <text:tab/>single track as the primary interaction point. This will solve both problems of a) &amp; b), but <text:tab/>are there others? Curious to know what other experts say about this.</text:p>
      <text:p text:style-name="P3"/>
      <text:p text:style-name="P5">2) <text:span text:style-name="T7">Mark the signals using the MC first interaction points.</text:span></text:p>
      <text:p text:style-name="P6"><text:tab/><text:span text:style-name="T8">a) Jan Mayer uses a minimization procedure for this. Per interaction point, it searches for the <text:tab/>cluster (not signal!) closest to that point in 3D space. The cluster TOF head is used to <text:tab/>measure the distance. If that min. distance is below 50 cm, the cluster head is marked as a <text:tab/>primary signal. If the closest cluster is away more then 50 cm, no signal is marked. If <text:tab/>multiple primary interaction points identify the same cluster as being closest, that cluster is <text:tab/>simply counted multiple times. Since my signals cannot be counted multiple times, I (not <text:tab/>Jan), mark the smallest TOF signal, the second-to-smallest TOF signal, etc. of such clusters <text:tab/>as being primary. </text:span></text:p>
      <text:p text:style-name="P6"/>
      <text:p text:style-name="P6"><text:tab/><text:span text:style-name="T9">b) Take all MC points in NeuLAND and eliminate the ones that</text:span></text:p>
      <text:p text:style-name="P6"><text:tab/><text:tab/>- <text:span text:style-name="T10">do not trace back to that specific primary neutron track</text:span></text:p>
      <text:p text:style-name="P6"><text:tab/><text:tab/>- <text:span text:style-name="T10">are not located in a bar that produced a signal.</text:span></text:p>
      <text:p text:style-name="P7"><text:soft-page-break/><text:tab/><text:span text:style-name="T10">Then, take the smallest TOF point (MC values, so perfect resolution) of the remaining ones <text:tab/>and mark the signal in the bar of that point as being primary.</text:span></text:p>
      <text:p text:style-name="P7"><text:tab/></text:p>
      <text:p text:style-name="P7"><text:tab/><text:span text:style-name="T10">b) has the advantage over a) that it actually confirms that the signal comes from the track. It <text:tab/>does not verify that the MC first interaction point and the signal are close (it could be <text:tab/>upgraded to do so).</text:span></text:p>
      <text:p text:style-name="P7"/>
      <text:p text:style-name="P8">Both Elena Hoemann and Jan Mayer have been using procedure 1a &amp; 2a, resulting in a max. neutron separation matrix of 93/90/88/86/83 %. Avg efficiency = 88%. This max. neutron separation matrix describes how often NeuLAND can detect the correct multiplicity that came from the target, given perfect reconstruction.</text:p>
      <text:p text:style-name="P8"/>
      <text:p text:style-name="P8">Avg efficiency = 88%. As the next step, Elena has eliminated all events where the detected multiplicity from NeuLAND and the multiplicity coming from the target were not identical. She then constructed a simulation that would be uniformly distributed of multiplicities after these events were eliminated. Next, these events are inputted in the DNN. She also elimi<text:span text:style-name="T16">na</text:span>ted single-hit clusters, but inclusion/exclusion does not seem to change the DNN efficiency. Elena achieved a neutron separation matrix of 95/83/70/66/88 %. Avg eff = 80.4%.</text:p>
      <text:p text:style-name="P8"/>
      <text:p text:style-name="P8">Elena told me that the DNN performance of 80.4% is unfolded with the max. neutron separation matrix <text:span text:style-name="T11">and that it (</text:span><text:span text:style-name="T13">probably</text:span><text:span text:style-name="T11">?) did not include the eliminated events (an honest validation should because with experimental data, we do not know which events to eliminate).</text:span></text:p>
      <text:p text:style-name="P8"/>
      <text:p text:style-name="P12"><text:span text:style-name="T5">Jan Mayer </text:span><text:span text:style-name="T6">chose procedure 1a and 2a. He claims that procedure 1a does not encounter problems, which is what we have to discuss. For 2a, he said: ‘</text:span>Seemed to be the easiest solution at that time.’</text:p>
      <text:p text:style-name="P13">However, when I compute the max. neutron separation matrix according to procedure 1a and 2a, I get: 95/90/85/78/72 % Avg eff = 84%. <text:span text:style-name="T12">Why is this different?</text:span></text:p>
      <text:p text:style-name="P13"/>
      <text:p text:style-name="P13">When I use procedure 1c &amp; 2b for labelling, I get 92/84/77/70/63 % Avg eff = 77%. <text:span text:style-name="T17">So in order to reproduce Elenas 80,4% I would first have to make sure that the labelling is OK. </text:span></text:p>
      <text:p text:style-name="P13"/>
      <text:p text:style-name="P14">Elena’s network: <text:s text:c="3"/><text:span text:style-name="T4">95/83/70/66/88 %. Avg eff = 80.4%.</text:span></text:p>
      <text:p text:style-name="P14"><text:span text:style-name="T4">M</text:span><text:span text:style-name="T3">y 6002 network: 96/82/71/61/75 % Avg eff = 76,9%</text:span></text:p>
      <text:p text:style-name="P10">My 12004 network: 96/82/72/62/77 % Avg Eff = 77,7%</text:p>
      <text:p text:style-name="P10"/>
      <text:p text:style-name="P10">My networks were combined with procedure 1c &amp; 2b. When folding with these efficiencies, I arrive at 70,2% (12004) or 68,5% (6002). Given a max. efficieny of 77%, this raises the question on how far we can still improve. </text:p>
      <text:p text:style-name="P10"/>
      <text:p text:style-name="P14"><text:span text:style-name="T3">We know that there is a limit to what the DNN can do because the particle showers of the neutrons contain randomness. Hence, the DNN cannot achive 100% unfolded efficiency. </text:span><text:span text:style-name="T14">How do we find this limit? </text:span><text:span text:style-name="T18">One idea is to use a highly overtrained network and use the same training data but a different digitizer </text:span><text:span text:style-name="T19">for validation.</text:span><text:span text:style-name="T18"> The digitizer introduces pure randomness, </text:span><text:span text:style-name="T19">so this should at least give us an upperbound to the DNN efficiency (the MC showers also contain some randomness, which is why it <text:s/>is only an upperbound and not an accurate estimate).</text:span></text:p>
      <text:p text:style-name="P16"/>
      <text:p text:style-name="P15"><text:span text:style-name="T19">F</text:span><text:span text:style-name="T18">uture steps:</text:span></text:p>
      <text:p text:style-name="P17">1) Revise Erel spectrum code &amp; efficiency matrices for the scoring+ method. I suspect a few bugs there and we need to accurately review the performance of step II in the reconstruction as well. <text:span text:style-name="T15">Done</text:span></text:p>
      <text:p text:style-name="P17">2) include max. distance upgrade in procedure 2b.</text:p>
      <text:p text:style-name="P17"><text:soft-page-break/>3) Use 7Li(p,n) data to produce pseudo 1n response functions for Daniel (physics list issue). I am still in the process of getting the data…</text:p>
      <text:p text:style-name="P17">4) try a DNN for step II instead of the scoring+ method. Olaf suggested that when using the same inputs for the DNN as the scoring+ method, the DNN will perform superior. Let’s try this.</text:p>
      <text:p text:style-name="P15"><text:span text:style-name="T18">5) </text:span><text:span text:style-name="T14">If Nasser agrees to the time investment</text:span><text:span text:style-name="T18"> analyze the 7Li(p,n) data. It is a charge-exchange reaction and the daugther is 7Be, which has 3/2- g.s. and 1/2- first excited state. 7Li has also 3/2- g.s. and 1/2- first excited state. (second states are above 4.5 MeV for both). Hence, we could try to exctract B(F)/B(GT) for this reaction, using NeuLAND. Of course, using beam detectors + TOF wall for recoil nucleus gives the best result, but using beam + NeuLAND can be done too. If we also pretend not to know the multiplicity, we could compare DNN and TDR accuracy for actual data.</text:span></text:p>
      <text:p text:style-name="P17">6) Continue figuring out the difference between Elena and me.</text:p>
      <text:p text:style-name="P15"><text:span text:style-name="T18">7) </text:span><text:span text:style-name="T20">Finding a way to obtain the max. possible DNN efficiency (digitizer re-run?).</text:span></text:p>
      <text:p text:style-name="P18">8) anything else...</text:p>
      <text:p text:style-name="P4"/>
      <text:p text:style-name="P11">23-8-2019:</text:p>
      <text:p text:style-name="P11">1) Pass pointers by reference in R3BRecoTranslator to fix bugs. <text:span text:style-name="T15">Done</text:span></text:p>
      <text:p text:style-name="P11">2) Test digitizer with new seed but from same training data on very overtrained network.</text:p>
      <text:p text:style-name="P11">3) Run digitizer 10x on the same traning data &amp; train network on ALL outcomes. Network should be able to interpolate the gaussian resolutions and learn to only focus on the average! We eliminate the resolution effects from the D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0:07:54.261653044</meta:creation-date>
    <dc:date>2019-08-23T11:20:38.512625502</dc:date>
    <meta:editing-duration>PT55M6S</meta:editing-duration>
    <meta:editing-cycles>21</meta:editing-cycles>
    <meta:generator>LibreOffice/6.0.7.3$Linux_X86_64 LibreOffice_project/00m0$Build-3</meta:generator>
    <meta:document-statistic meta:table-count="0" meta:image-count="0" meta:object-count="0" meta:page-count="3" meta:paragraph-count="46" meta:word-count="1345" meta:character-count="7827" meta:non-whitespace-character-count="6478"/>
  </office:meta>
</office:document-meta>
</file>